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2.163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etropolitana_n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Habitants inicials:</text:p>
          </table:table-cell>
          <table:table-cell office:value-type="float" office:value="1693449" calcext:value-type="float">
            <text:p>169344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Mobilitat interna: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contactes mitjans per persona i tick)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om virus</text:p>
          </table:table-cell>
          <table:table-cell table:style-name="ce1" office:value-type="string" calcext:value-type="string">
            <text:p>% virus</text:p>
          </table:table-cell>
          <table:table-cell table:style-name="ce1" office:value-type="string" calcext:value-type="string">
            <text:p>nº persones</text:p>
          </table:table-cell>
          <table:table-cell table:style-name="ce1" office:value-type="string" calcext:value-type="string">
            <text:p>prob agafar malaltia</text:p>
          </table:table-cell>
          <table:table-cell table:style-name="ce1" office:value-type="string" calcext:value-type="string">
            <text:p>prob mort</text:p>
          </table:table-cell>
          <table:table-cell table:style-name="ce1" office:value-type="string" calcext:value-type="string">
            <text:p>taxa contagi</text:p>
          </table:table-cell>
          <table:table-cell table:style-name="ce1" office:value-type="string" calcext:value-type="string">
            <text:p>incubac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malaltia</text:p>
          </table:table-cell>
          <table:table-cell table:style-name="ce1" office:value-type="string" calcext:value-type="string">
            <text:p>contagi</text:p>
          </table:table-cell>
          <table:table-cell table:style-name="ce1" office:value-type="string" calcext:value-type="string">
            <text:p>immunita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us inicials:</text:p>
          </table:table-cell>
          <table:table-cell office:value-type="string" calcext:value-type="string">
            <text:p>Grip</text:p>
          </table:table-cell>
          <table:table-cell office:value-type="float" office:value="15" calcext:value-type="float">
            <text:p>15</text:p>
          </table:table-cell>
          <table:table-cell table:formula="of:=TRUNC([.$B$1]*[.$C5]/100)" office:value-type="float" office:value="254017" calcext:value-type="float">
            <text:p>254017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vid19</text:p>
          </table:table-cell>
          <table:table-cell office:value-type="float" office:value="4" calcext:value-type="float">
            <text:p>4</text:p>
          </table:table-cell>
          <table:table-cell table:formula="of:=TRUNC([.$B$1]*[.$C6]/100)" office:value-type="float" office:value="67737" calcext:value-type="float">
            <text:p>67737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FFECTATIONGROUPS inicials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Grip: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Índex vec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ategoria</text:p>
          </table:table-cell>
          <table:table-cell table:number-columns-repeated="5" office:value-type="string" calcext:value-type="string">
            <text:p>Symptom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cks desde inici malalti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lalts</text:p>
          </table:table-cell>
          <table:table-cell table:number-columns-repeated="5" office:value-type="float" office:value="50803.4" calcext:value-type="float">
            <text:p>50803,4</text:p>
          </table:table-cell>
          <table:table-cell/>
          <table:table-cell office:value-type="string" calcext:value-type="string">
            <text:p># arreglar el tema decimal perquè quadri amb la suma inicial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Índex vecto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ategoria</text:p>
          </table:table-cell>
          <table:table-cell table:number-columns-repeated="3" office:value-type="string" calcext:value-type="string">
            <text:p>Contagi</text:p>
          </table:table-cell>
          <table:table-cell table:number-columns-repeated="2" office:value-type="string" calcext:value-type="string">
            <text:p>Immunitat</text:p>
          </table:table-cell>
          <table:table-cell/>
          <table:table-cell office:value-type="string" calcext:value-type="string">
            <text:p># potser seria més fàcil guardar les dades dels diferents enums en vectors diferents per simplificar l’operativita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icks desde inici malalti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lalts</text:p>
          </table:table-cell>
          <table:table-cell table:number-columns-repeated="5" office:value-type="float" office:value="50803.4" calcext:value-type="float">
            <text:p>50803,4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nse tenir en compte contagis interns, l’estructura hauria de ser així..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Grip</text:p>
          </table:table-cell>
          <table:covered-table-cell table:number-columns-repeated="5"/>
          <table:table-cell/>
          <table:table-cell table:style-name="ce8" office:value-type="string" calcext:value-type="string" table:number-columns-spanned="6" table:number-rows-spanned="1">
            <text:p>Covid19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Tick SIMULACIÓ</text:p>
          </table:table-cell>
          <table:table-cell table:style-name="ce3" office:value-type="string" calcext:value-type="string">
            <text:p>Incubating</text:p>
          </table:table-cell>
          <table:table-cell table:style-name="ce2" office:value-type="string" calcext:value-type="string">
            <text:p>Symptoms</text:p>
          </table:table-cell>
          <table:table-cell table:style-name="ce2" office:value-type="string" calcext:value-type="string">
            <text:p>Asymptomatic</text:p>
          </table:table-cell>
          <table:table-cell table:style-name="ce3" office:value-type="string" calcext:value-type="string">
            <text:p>Latency</text:p>
          </table:table-cell>
          <table:table-cell table:style-name="ce2" office:value-type="string" calcext:value-type="string">
            <text:p>Contagious</text:p>
          </table:table-cell>
          <table:table-cell table:style-name="ce15" office:value-type="string" calcext:value-type="string">
            <text:p>Immunity</text:p>
          </table:table-cell>
          <table:table-cell/>
          <table:table-cell table:style-name="ce3" office:value-type="string" calcext:value-type="string">
            <text:p>Incubating</text:p>
          </table:table-cell>
          <table:table-cell table:style-name="ce2" office:value-type="string" calcext:value-type="string">
            <text:p>Symptoms</text:p>
          </table:table-cell>
          <table:table-cell table:style-name="ce2" office:value-type="string" calcext:value-type="string">
            <text:p>Asymptomatic</text:p>
          </table:table-cell>
          <table:table-cell table:style-name="ce3" office:value-type="string" calcext:value-type="string">
            <text:p>Latency</text:p>
          </table:table-cell>
          <table:table-cell table:style-name="ce2" office:value-type="string" calcext:value-type="string">
            <text:p>Contagious</text:p>
          </table:table-cell>
          <table:table-cell table:style-name="ce15" office:value-type="string" calcext:value-type="string">
            <text:p>Immun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254017" calcext:value-type="float">
            <text:p>254017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8:.D18])" office:value-type="float" office:value="152410.2" calcext:value-type="float">
            <text:p>152410,2</text:p>
          </table:table-cell>
          <table:table-cell table:style-name="ce16" table:formula="of:=SUM([.E18:.F18])" office:value-type="float" office:value="101606.8" calcext:value-type="float">
            <text:p>101606,8</text:p>
          </table:table-cell>
          <table:table-cell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[.$C24]-[.$G$38]" office:value-type="float" office:value="203213.6" calcext:value-type="float">
            <text:p>203213,6</text:p>
          </table:table-cell>
          <table:table-cell table:style-name="ce11" table:formula="of:=[.$D24]+[.$G$38]" office:value-type="float" office:value="50803.4" calcext:value-type="float">
            <text:p>50803,4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F24]-[.$G$38]" office:value-type="float" office:value="101606.8" calcext:value-type="float">
            <text:p>101606,8</text:p>
          </table:table-cell>
          <table:table-cell table:style-name="ce16" table:formula="of:=[.G24]+[.$G$38]" office:value-type="float" office:value="152410.2" calcext:value-type="float">
            <text:p>152410,2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[.$C25]-[.$G$38]" office:value-type="float" office:value="152410.2" calcext:value-type="float">
            <text:p>152410,2</text:p>
          </table:table-cell>
          <table:table-cell table:style-name="ce11" table:formula="of:=[.$D25]+[.$G$38]" office:value-type="float" office:value="101606.8" calcext:value-type="float">
            <text:p>101606,8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F25]-[.$G$38]" office:value-type="float" office:value="50803.4" calcext:value-type="float">
            <text:p>50803,4</text:p>
          </table:table-cell>
          <table:table-cell table:style-name="ce16" table:formula="of:=[.G25]+[.$G$38]" office:value-type="float" office:value="203213.6" calcext:value-type="float">
            <text:p>203213,6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[.$C26]-[.$G$38]" office:value-type="float" office:value="101606.8" calcext:value-type="float">
            <text:p>101606,8</text:p>
          </table:table-cell>
          <table:table-cell table:style-name="ce11" table:formula="of:=[.$D26]+[.$G$38]" office:value-type="float" office:value="152410.2" calcext:value-type="float">
            <text:p>152410,2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F26]-[.$G$38]" office:value-type="float" office:value="0" calcext:value-type="float">
            <text:p>0</text:p>
          </table:table-cell>
          <table:table-cell table:style-name="ce16" table:formula="of:=[.G26]+[.$G$38]" office:value-type="float" office:value="254017" calcext:value-type="float">
            <text:p>254017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[.$C27]-[.$G$38]" office:value-type="float" office:value="50803.4" calcext:value-type="float">
            <text:p>50803,4</text:p>
          </table:table-cell>
          <table:table-cell table:style-name="ce11" table:formula="of:=[.$D27]+[.$G$38]" office:value-type="float" office:value="203213.6" calcext:value-type="float">
            <text:p>203213,6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table:formula="of:=[.$D28]+[.$G$38]" office:value-type="float" office:value="254017" calcext:value-type="float">
            <text:p>254017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54017" calcext:value-type="float">
            <text:p>254017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Passos a seguir per repartir la gent amb la distribució uniform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 Repartir el nombre de malalts entre els ticks de malaltia (símptomes)</text:p>
          </table:table-cell>
          <table:table-cell table:number-columns-repeated="4"/>
          <table:table-cell office:value-type="string" calcext:value-type="string">
            <text:p>Grip:</text:p>
          </table:table-cell>
          <table:table-cell table:formula="of:=[.D5]/[.J5]" office:value-type="float" office:value="50803.4" calcext:value-type="float">
            <text:p>50803,4</text:p>
          </table:table-cell>
          <table:table-cell/>
          <table:table-cell office:value-type="string" calcext:value-type="string">
            <text:p>Covid19:</text:p>
          </table:table-cell>
          <table:table-cell table:formula="of:=[.D6]/[.J6]" office:value-type="float" office:value="9676.71428571429" calcext:value-type="float">
            <text:p>9676,7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ssociar el mateix repartiment amb l’altre enum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 Ja queda l’estat inicial calculat.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5:45:15.979000000</meta:creation-date>
    <dc:date>2023-04-07T19:55:19.342000000</dc:date>
    <meta:editing-duration>PT1H7M46S</meta:editing-duration>
    <meta:editing-cycles>9</meta:editing-cycles>
    <meta:generator>LibreOffice/7.5.2.2$Windows_X86_64 LibreOffice_project/53bb9681a964705cf672590721dbc85eb4d0c3a2</meta:generator>
    <meta:document-statistic meta:table-count="1" meta:cell-count="192" meta:object-count="0"/>
  </office:meta>
</office:document-meta>
</file>